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0efd4" draw:opacity="100%" draw:textarea-horizontal-align="justify" draw:textarea-vertical-align="middle" draw:auto-grow-height="false" fo:min-height="0.893cm" fo:min-width="3.818cm"/>
    </style:style>
    <style:style style:name="gr2" style:family="graphic" style:parent-style-name="standard">
      <style:graphic-properties draw:fill="solid" draw:fill-color="#e0efd4" draw:textarea-horizontal-align="justify" draw:textarea-vertical-align="middle" draw:auto-grow-height="false" fo:min-height="1.401cm" fo:min-width="3.183cm"/>
    </style:style>
    <style:style style:name="gr3" style:family="graphic" style:parent-style-name="standard">
      <style:graphic-properties draw:fill="solid" draw:fill-color="#e0efd4" draw:opacity="100%" draw:textarea-horizontal-align="justify" draw:textarea-vertical-align="middle" draw:auto-grow-height="false" fo:min-height="1.355cm" fo:min-width="2.578cm"/>
    </style:style>
    <style:style style:name="gr4" style:family="graphic" style:parent-style-name="standard">
      <style:graphic-properties draw:fill="solid" draw:fill-color="#e0efd4" draw:opacity="100%" draw:textarea-horizontal-align="justify" draw:textarea-vertical-align="middle" draw:auto-grow-height="false" fo:min-height="0.766cm" fo:min-width="4.199cm"/>
    </style:style>
    <style:style style:name="gr5" style:family="graphic" style:parent-style-name="objectwithoutfill">
      <style:graphic-properties draw:marker-end="Arrow" draw:marker-end-width="0.3cm" draw:fill="solid" draw:fill-color="#e0efd4" draw:opacity="100%" draw:textarea-vertical-align="middle"/>
    </style:style>
    <style:style style:name="gr6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headline">
      <style:graphic-properties draw:fill="solid" draw:fill-color="#729fcf" draw:textarea-horizontal-align="justify" draw:textarea-vertical-align="middle" draw:auto-grow-height="false" fo:min-height="1.084cm" fo:min-width="2.866cm"/>
    </style:style>
    <style:style style:name="gr8" style:family="graphic" style:parent-style-name="headline">
      <style:graphic-properties draw:fill="solid" draw:fill-color="#729fcf" draw:textarea-horizontal-align="justify" draw:textarea-vertical-align="middle" draw:auto-grow-height="false" fo:min-height="1.782cm" fo:min-width="5.088cm"/>
    </style:style>
    <style:style style:name="gr9" style:family="graphic" style:parent-style-name="headline">
      <style:graphic-properties draw:fill="solid" draw:fill-color="#729fcf" draw:textarea-horizontal-align="justify" draw:textarea-vertical-align="middle" draw:auto-grow-height="false" fo:min-height="1.909cm" fo:min-width="5.977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solid" draw:fill-color="#e0efd4" draw:opacity="100%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0efd4"/>
      <style:paragraph-properties fo:text-align="center"/>
    </style:style>
    <style:style style:name="P5" style:family="paragraph">
      <loext:graphic-properties draw:fill="solid" draw:fill-color="#e0efd4" draw:opacity="10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18cm" svg:height="1.143cm" svg:x="7.477cm" svg:y="3.921cm">
          <text:p text:style-name="P1"><text:span text:style-name="T1">C++ Logic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683cm" svg:height="1.651cm" svg:x="12.684cm" svg:y="1.3cm">
          <text:p text:style-name="P3">To node</text:p>
          <text:p text:style-name="P3">Node.txt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078cm" svg:height="1.605cm" svg:x="12.938cm" svg:y="6.334cm">
          <text:p text:style-name="P3">To C++</text:p>
          <text:p text:style-name="P3">Cpp.txt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699cm" svg:height="1.016cm" svg:x="17.256cm" svg:y="4.048cm">
          <text:p text:style-name="P3">Node Interfac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9.636cm" svg:y1="3.921cm" svg:x2="12.684cm" svg:y2="2.125cm" draw:start-shape="id1" draw:start-glue-point="0" draw:end-shape="id2" draw:end-glue-point="3" svg:d="M9636 3921c0-1198 1016-1796 3048-1796" svg:viewBox="0 0 3049 1797">
          <text:p/>
        </draw:connector>
        <draw:connector draw:style-name="gr5" draw:text-style-name="P5" draw:layer="layout" draw:type="curve" svg:x1="16.367cm" svg:y1="2.125cm" svg:x2="19.605cm" svg:y2="4.048cm" draw:start-shape="id2" draw:start-glue-point="1" draw:end-shape="id3" draw:end-glue-point="0" svg:d="M16367 2125c2159 0 3238 641 3238 1923" svg:viewBox="0 0 3239 1924">
          <text:p/>
        </draw:connector>
        <draw:connector draw:style-name="gr5" draw:text-style-name="P5" draw:layer="layout" draw:type="curve" svg:x1="19.605cm" svg:y1="5.064cm" svg:x2="16.016cm" svg:y2="7.136cm" draw:start-shape="id3" draw:start-glue-point="2" draw:end-shape="id4" draw:end-glue-point="1" svg:d="M19605 5064c0 1382-1196 2072-3589 2072" svg:viewBox="0 0 3590 2073">
          <text:p/>
        </draw:connector>
        <draw:connector draw:style-name="gr5" draw:text-style-name="P5" draw:layer="layout" draw:type="curve" svg:x1="12.938cm" svg:y1="7.136cm" svg:x2="9.636cm" svg:y2="5.064cm" draw:start-shape="id4" draw:start-glue-point="3" draw:end-shape="id1" draw:end-glue-point="2" svg:d="M12938 7136c-2202 0-3302-690-3302-2072" svg:viewBox="0 0 3303 2073">
          <text:p/>
        </draw:connector>
      </draw:page>
      <draw:page draw:name="page2" draw:style-name="dp1" draw:master-page-name="Default">
        <draw:frame draw:style-name="gr6" draw:text-style-name="P6" draw:layer="layout" svg:width="7.237cm" svg:height="1.047cm" svg:x="10.019cm" svg:y="1.858cm">
          <draw:text-box>
            <text:p>Logic to Interface:</text:p>
          </draw:text-box>
        </draw:frame>
        <draw:custom-shape draw:style-name="gr7" draw:text-style-name="P7" draw:layer="layout" svg:width="6.731cm" svg:height="2.667cm" svg:x="10.144cm" svg:y="3.54cm">
          <text:p text:style-name="P3">N2c =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5.588cm" svg:height="2.032cm" svg:x="4.048cm" svg:y="7.223cm">
          <text:p text:style-name="P3">Write c2n msg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477cm" svg:height="2.159cm" svg:x="17.51cm" svg:y="7.35cm">
          <text:p text:style-name="P3">Handle n2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20:43:00.348947394</meta:creation-date>
    <dc:date>2018-05-01T21:12:40.751928379</dc:date>
    <meta:editing-duration>PT9M9S</meta:editing-duration>
    <meta:editing-cycles>1</meta:editing-cycles>
    <meta:document-statistic meta:object-count="12"/>
    <meta:generator>LibreOffice/6.0.3.2$Linux_X86_64 LibreOffice_project/00m0$Build-2</meta:generator>
  </office:meta>
</office:document-meta>
</file>